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T5" style:parent-style-name="DefaultParagraphFont" style:family="text">
      <style:text-properties fo:language="en" fo:country="US"/>
    </style:style>
    <style:style style:name="T6" style:parent-style-name="DefaultParagraphFont" style:family="text">
      <style:text-properties fo:language="en" fo:country="US"/>
    </style:style>
    <style:style style:name="T7" style:parent-style-name="DefaultParagraphFont" style:family="text">
      <style:text-properties fo:language="en" fo:country="US"/>
    </style:style>
    <style:style style:name="T8" style:parent-style-name="DefaultParagraphFont" style:family="text">
      <style:text-properties fo:language="en" fo:country="US"/>
    </style:style>
    <style:style style:name="T9" style:parent-style-name="DefaultParagraphFont" style:family="text">
      <style:text-properties fo:language="en" fo:country="US"/>
    </style:style>
    <style:style style:name="T10" style:parent-style-name="DefaultParagraphFont" style:family="text">
      <style:text-properties fo:language="en" fo:country="US"/>
    </style:style>
    <style:style style:name="T11" style:parent-style-name="DefaultParagraphFont" style:family="text">
      <style:text-properties fo:language="en" fo:country="US"/>
    </style:style>
    <style:style style:name="T12" style:parent-style-name="DefaultParagraphFont" style:family="text">
      <style:text-properties fo:color="#FF0000"/>
    </style:style>
    <style:style style:name="T13" style:parent-style-name="DefaultParagraphFont" style:family="text">
      <style:text-properties fo:color="#FF0000"/>
    </style:style>
    <style:style style:name="T14" style:parent-style-name="DefaultParagraphFont" style:family="text">
      <style:text-properties fo:color="#FF0000"/>
    </style:style>
  </office:automatic-styles>
  <office:body>
    <office:text text:use-soft-page-breaks="true">
      <text:p text:style-name="P1">11 String manipulation: 6.4 I did not find the solution for the exercise in the<text:s/>resources.</text:p>
      <text:p text:style-name="P2">13 Using libraries: 1.6 <text:s/>I did not find the solution for the exercise in the resources</text:p>
      <text:p text:style-name="P3"/>
      <text:p text:style-name="P4">14 Files 1.6 I think the wording of the exercise could be<text:s/>better.</text:p>
      <text:p text:style-name="Normal">Create a program to read the file FilesExercise/eu-populations.txt with populations of EU countries and calculate: - the country with the highest population - the total population</text:p>
      <text:p text:style-name="Normal"><text:span text:style-name="T5">I thought<text:s/></text:span><text:span text:style-name="T6">“</text:span>total population”<text:span text:style-name="T7"><text:s/></text:span><text:span text:style-name="T8">this was referring to the country not a<text:s/></text:span><text:span text:style-name="T9">sum<text:s/></text:span><text:span text:style-name="T10">total of all counties</text:span><text:span text:style-name="T11">.</text:span></text:p>
      <text:p text:style-name="Normal"/>
      <text:p text:style-name="Normal">Basic regex: I am not sure about the given solution for exercise 1.11</text:p>
      <text:p text:style-name="Normal">all the v words separated by spaces.</text:p>
      <text:p text:style-name="Normal">“vermin vats vermin<text:span text:style-name="T12"><text:s/>ve<text:s/></text:span>vain viper vesture vampyre voice vast vermin very<text:span text:style-name="T13"><text:s/>ve<text:s/></text:span>visit vesture very very<text:s/><text:span text:style-name="T14">ve</text:span>”</text:p>
      <text:p text:style-name="Normal">I don’t think ve counts as a word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ick mullen</meta:initial-creator>
    <dc:creator>Nick Mullen</dc:creator>
    <meta:creation-date>2023-10-04T21:14:00Z</meta:creation-date>
    <dc:date>2023-10-09T15:51:00Z</dc:date>
    <meta:template xlink:href="Normal" xlink:type="simple"/>
    <meta:editing-cycles>3</meta:editing-cycles>
    <meta:editing-duration>PT360S</meta:editing-duration>
    <meta:document-statistic meta:page-count="1" meta:paragraph-count="1" meta:word-count="114" meta:character-count="768" meta:row-count="5" meta:non-whitespace-character-count="655"/>
  </office:meta>
</office:document-meta>
</file>